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9c6b" officeooo:paragraph-rsid="000b9c6b"/>
    </style:style>
    <style:style style:name="P2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Logical Operators</text:p>
      <text:p text:style-name="Preformatted_20_Text"/>
      <text:p text:style-name="Preformatted_20_Text">1) Check whether the file exists and is executable using logical operators.</text:p>
      <text:p text:style-name="P2"><text:s text:c="3"/>Hint:man test</text:p>
      <text:p text:style-name="Standard"/>
      <text:p text:style-name="Standard">god@god:~/Desktop$ ./assignment4_1.sh </text:p>
      <text:p text:style-name="Standard">Enter the filename in 5 seconds </text:p>
      <text:p text:style-name="Standard"><text:s/></text:p>
      <text:p text:style-name="Standard">Enter the file name <text:s text:c="3"/>Try Again File name is not entered </text:p>
      <text:p text:style-name="Standard">god@god:~/Desktop$ touch test1.txt</text:p>
      <text:p text:style-name="Standard">god@god:~/Desktop$ ./assignment4_1.sh test1.txt</text:p>
      <text:p text:style-name="Standard">Enter the filename in 5 seconds </text:p>
      <text:p text:style-name="Standard"><text:s/></text:p>
      <text:p text:style-name="Standard">Enter the file name <text:s text:c="2"/>test1. Try Again File name is not entered </text:p>
      <text:p text:style-name="Standard">god@god:~/Desktop$ ./assignment4_1.sh </text:p>
      <text:p text:style-name="Standard">Enter the filename in 5 seconds </text:p>
      <text:p text:style-name="Standard"><text:s/></text:p>
      <text:p text:style-name="Standard">Enter the file name <text:s text:c="2"/>test1.txt</text:p>
      <text:p text:style-name="Standard"><text:s/>test1.txt Exists but Not Executable </text:p>
      <text:p text:style-name="Standard"><text:s/></text:p>
      <text:p text:style-name="Standard">god@god:~/Desktop$ chmod +x test1.txt</text:p>
      <text:p text:style-name="Standard">god@god:~/Desktop$ ./assignment4_1.sh </text:p>
      <text:p text:style-name="Standard">Enter the filename in 5 seconds </text:p>
      <text:p text:style-name="Standard"><text:s/></text:p>
      <text:p text:style-name="Standard">Enter the file name <text:s text:c="2"/>test Try Again File name is not entered </text:p>
      <text:p text:style-name="Standard">god@god:~/Desktop$ ./assignment4_1.sh </text:p>
      <text:p text:style-name="Standard">Enter the filename in 5 seconds </text:p>
      <text:p text:style-name="Standard"><text:s/></text:p>
      <text:p text:style-name="Standard">Enter the file name <text:s text:c="2"/>test1.txt</text:p>
      <text:p text:style-name="Standard"><text:s/>test1.txt Exists and it is Executable</text:p>
      <text:p text:style-name="Standard"/>
      <text:p text:style-name="Standard"/>
      <text:p text:style-name="Standard"/>
      <text:p text:style-name="P1">CODE IN THE FILE “ assignment4_1.txt “</text:p>
      <text:p text:style-name="P1"/>
      <text:p text:style-name="P1">#!/bin/bash</text:p>
      <text:p text:style-name="P1"/>
      <text:p text:style-name="P1">echo -e "Enter the filename in 5 seconds \n "</text:p>
      <text:p text:style-name="P1">read -t 5 -p "Enter the file name <text:s text:c="2"/>" file</text:p>
      <text:p text:style-name="P1">if [ -z $file ]; then</text:p>
      <text:p text:style-name="P1">echo -e " Try Again File name is not entered "</text:p>
      <text:p text:style-name="P1">else</text:p>
      <text:p text:style-name="P1">if [ ! -f $file ]; then</text:p>
      <text:p text:style-name="P1">echo -e " $file .. No such File \n "</text:p>
      <text:p text:style-name="P1">elif [[ -f $file ]] &amp;&amp; [[ -x $file ]]; then</text:p>
      <text:p text:style-name="P1">echo -e " $file Exists and it is Executable \n"</text:p>
      <text:p text:style-name="P1">else </text:p>
      <text:p text:style-name="P1">echo -e " $file Exists but Not Executable \n "</text:p>
      <text:p text:style-name="P1">fi <text:s/></text:p>
      <text:p text:style-name="P1">fi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1T18:03:51.493284631</meta:creation-date>
    <dc:date>2023-10-05T20:19:43.456472912</dc:date>
    <meta:editing-duration>PT3M1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43" meta:word-count="217" meta:character-count="1280" meta:non-whitespace-character-count="1058"/>
  </office:meta>
</office:document-meta>
</file>